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FF0000"/>
    </style:style>
    <style:style style:name="ce2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05895833333333cm"/>
    </style:style>
    <style:style style:name="co5" style:family="table-column">
      <style:table-column-properties fo:break-before="auto" style:column-width="30.532916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5"/>
          <table:table-cell office:value-type="string" table:style-name="ce6">
            <text:p>Cross Reference for Project 1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8">
            <text:p>You are to fill-in with where located in code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7"/>
        </table:table-row>
        <table:table-row table:style-name="ro7">
          <table:table-cell table:style-name="ce3"/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cout</text:p>
          </table:table-cell>
          <table:table-cell office:value-type="string" table:style-name="ce12">
            <text:p>67,70,87,96,131,137,146,149,186,187,195,200,202,205,240,241,249,258,261,298-300,308,313,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cout</text:p>
          </table:table-cell>
          <table:table-cell office:value-type="string" table:style-name="ce12">
            <text:p>315,318,353-355,362,371,374,411-414,422,427,429,432,467-470,476,485,488,525-529,537,542,544,547,582-586,614,616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libraries</text:p>
          </table:table-cell>
          <table:table-cell office:value-type="string" table:style-name="ce12">
            <text:p>13-20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iostream, iomanip, cmath, cstdlib, fstream, string, ctim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variables/literals</text:p>
          </table:table-cell>
          <table:table-cell office:value-type="string" table:style-name="ce12">
            <text:p>26,27,33,34,55-65,84,85,591</text:p>
          </table:table-cell>
          <table:table-cell table:style-name="ce10"/>
          <table:table-cell office:value-type="string" table:style-name="ce11">
            <text:p>No variables in global area, failed project!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Identifiers</text:p>
          </table:table-cell>
          <table:table-cell office:value-type="string" table:style-name="ce12">
            <text:p>26,27,33,34,55-65,84,85,591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ntegers</text:p>
          </table:table-cell>
          <table:table-cell office:value-type="string" table:style-name="ce12">
            <text:p>24,26,33,53,58-65,74,84,85,89,91,138-141,189,250-253,302,363-366,416,477-480,531,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Characters</text:p>
          </table:table-cell>
          <table:table-cell office:value-type="float" office:value="57" table:style-name="ce12">
            <text:p>5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24,26,27,37,56,76,91,141,189,253,302,366,416,480,531,59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21"/>
          <table:table-cell table:style-name="ce18"/>
          <table:table-cell office:value-type="float" office:value="9" table:style-name="ce18">
            <text:p>9</text:p>
          </table:table-cell>
          <table:table-cell office:value-type="string" table:style-name="ce19">
            <text:p>Floats <text:s/>No Doubles</text:p>
          </table:table-cell>
          <table:table-cell table:style-name="ce20"/>
          <table:table-cell office:value-type="float" office:value="1" table:style-name="ce18">
            <text:p>1</text:p>
          </table:table-cell>
          <table:table-cell office:value-type="string" table:style-name="ce19">
            <text:p>Using doubles will fail the project, floats OK!</text:p>
          </table:table-cell>
          <table:table-cell table:number-columns-repeated="16377" table:style-name="ce21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Bools</text:p>
          </table:table-cell>
          <table:table-cell office:value-type="float" office:value="34" table:style-name="ce13">
            <text:p>3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izeof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Variables 7 characters or less</text:p>
          </table:table-cell>
          <table:table-cell table:style-name="ce12"/>
          <table:table-cell table:style-name="ce10"/>
          <table:table-cell office:value-type="string" table:style-name="ce11">
            <text:p>All variables &lt;= 7 character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Scope ***** <text:s/>No Global Variable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Arithmetic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Comments 20%+</text:p>
          </table:table-cell>
          <table:table-cell office:value-type="string" table:style-name="ce12">
            <text:p>13-20,22,23,31,39,46,52,54,66,73,75,76,86,88-90,96,98,99,130,134,136,139,140,146,152,184,191,194,197,198,202,207,239,243,246,247,250,251,258,264,296,304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el as pseudo cod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Comments 20%+</text:p>
          </table:table-cell>
          <table:table-cell office:value-type="string" table:style-name="ce12">
            <text:p>,307,315,320,352,357,360,364,377,409,418,421,429,466,472,475,478,485,491,523,533,544,549,581,588,592,612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6" table:style-name="ce10">
            <text:p>16</text:p>
          </table:table-cell>
          <table:table-cell office:value-type="string" table:style-name="ce11">
            <text:p>Named Constants</text:p>
          </table:table-cell>
          <table:table-cell table:style-name="ce12"/>
          <table:table-cell table:style-name="ce10"/>
          <table:table-cell office:value-type="string" table:style-name="ce11">
            <text:p>All Local, only Conversions/Physics/Math in Global area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7" table:style-name="ce10">
            <text:p>17</text:p>
          </table:table-cell>
          <table:table-cell office:value-type="string" table:style-name="ce11">
            <text:p>Programming Style ***** Emulate</text:p>
          </table:table-cell>
          <table:table-cell table:style-name="ce12"/>
          <table:table-cell table:style-name="ce10"/>
          <table:table-cell office:value-type="string" table:style-name="ce11">
            <text:p>Emulate style in book/in class repositiory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in</text:p>
          </table:table-cell>
          <table:table-cell table:style-name="ce13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Math Expression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Mixing data types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Overflow/Underflow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21"/>
          <table:table-cell table:style-name="ce18"/>
          <table:table-cell office:value-type="float" office:value="5" table:style-name="ce18">
            <text:p>5</text:p>
          </table:table-cell>
          <table:table-cell office:value-type="string" table:style-name="ce19">
            <text:p>Type Casting</text:p>
          </table:table-cell>
          <table:table-cell table:style-name="ce20"/>
          <table:table-cell office:value-type="float" office:value="1" table:style-name="ce18">
            <text:p>1</text:p>
          </table:table-cell>
          <table:table-cell table:style-name="ce19"/>
          <table:table-cell table:number-columns-repeated="16377" table:style-name="ce21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Multiple assignment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ormatting output</text:p>
          </table:table-cell>
          <table:table-cell office:value-type="float" office:value="86146202258315" table:style-name="ce13">
            <text:p>86,146,202,258,315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24,26,27,37,56,76,91,141,189,253,302,366,416,480,531,59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Math Library</text:p>
          </table:table-cell>
          <table:table-cell office:value-type="string" table:style-name="ce12">
            <text:p>18,19,20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l libraries included have to be used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Hand tracing <text:s/>*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Relational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if</text:p>
          </table:table-cell>
          <table:table-cell office:value-type="string" table:style-name="ce12">
            <text:p>29,37,41,45,69,593,597,601,605,609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Independent if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If-else</text:p>
          </table:table-cell>
          <table:table-cell office:value-type="float" office:value="102130148156204" table:style-name="ce13">
            <text:p>102,130,148,156,20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Nesting</text:p>
          </table:table-cell>
          <table:table-cell office:value-type="float" office:value="93135198247311" table:style-name="ce13">
            <text:p>93,135,198,247,31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f-else-if</text:p>
          </table:table-cell>
          <table:table-cell office:value-type="string" table:style-name="ce12">
            <text:p>105-127,159-181,214-236,271-293,327-349,384-406,441-463,498-520,556-57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lags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Logical operators</text:p>
          </table:table-cell>
          <table:table-cell office:value-type="string" table:style-name="ce13">
            <text:p>37,41,69,99,105-127,135,153,159-181,208,214-236,247,265,271-293,321,327-349,360,378,384-406,435,441-463,492,492-520,550,556-578,593,597,601,605,609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Validating user input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Conditional Operator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Switch</text:p>
          </table:table-cell>
          <table:table-cell table:style-name="ce13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Increment/Decrement</text:p>
          </table:table-cell>
          <table:table-cell table:style-name="ce13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While</text:p>
          </table:table-cell>
          <table:table-cell table:style-name="ce13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Do-while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For loop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Files input/output both</text:p>
          </table:table-cell>
          <table:table-cell table:style-name="ce12"/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No breaks in loops ******</text:p>
          </table:table-cell>
          <table:table-cell table:style-name="ce12"/>
          <table:table-cell table:style-name="ce10"/>
          <table:table-cell office:value-type="string" table:style-name="ce11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5"/>
          <table:table-cell table:number-columns-repeated="16377"/>
        </table:table-row>
        <table:table-row table:style-name="ro6">
          <table:table-cell/>
          <table:table-cell office:value-type="string" table:style-name="ce17">
            <text:p>****** Not required to show</text:p>
          </table:table-cell>
          <table:table-cell table:style-name="ce14"/>
          <table:table-cell table:style-name="ce15"/>
          <table:table-cell office:value-type="string" table:style-name="ce15">
            <text:p>Total</text:p>
          </table:table-cell>
          <table:table-cell office:value-type="float" office:value="30" table:formula="of:=SUM([.F9:.F56])" table:style-name="ce14">
            <text:p>30</text:p>
          </table:table-cell>
          <table:table-cell table:style-name="ce15"/>
          <table:table-cell table:number-columns-repeated="16377"/>
        </table:table-row>
        <table:table-row table:number-rows-repeated="10485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RCC RCCD</meta:initial-creator>
    <dc:creator>Rita</dc:creator>
    <meta:creation-date>2017-01-25T10:21:36Z</meta:creation-date>
    <dc:date>2023-07-30T04:57:50Z</dc:date>
    <meta:editing-cycles>12</meta:editing-cycles>
    <meta:editing-duration>PT3915S</meta:editing-duration>
  </office:meta>
</office:document-meta>
</file>